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01f054" officeooo:paragraph-rsid="0001f054"/>
    </style:style>
    <style:style style:name="P2" style:family="paragraph" style:parent-style-name="Standard">
      <style:text-properties style:font-name="Verdana" officeooo:rsid="0003d6fc" officeooo:paragraph-rsid="0003d6fc"/>
    </style:style>
    <style:style style:name="P3" style:family="paragraph" style:parent-style-name="Standard">
      <style:text-properties style:font-name="Verdana" officeooo:rsid="00058b2e" officeooo:paragraph-rsid="00058b2e"/>
    </style:style>
    <style:style style:name="P4" style:family="paragraph" style:parent-style-name="Standard">
      <style:text-properties style:font-name="Verdana" officeooo:rsid="0005e1e0" officeooo:paragraph-rsid="0005e1e0"/>
    </style:style>
    <style:style style:name="P5" style:family="paragraph" style:parent-style-name="Standard">
      <style:text-properties style:font-name="Verdana" officeooo:rsid="00058b2e" officeooo:paragraph-rsid="00058b2e"/>
    </style:style>
    <style:style style:name="P6" style:family="paragraph" style:parent-style-name="Standard">
      <style:text-properties style:font-name="Verdana" officeooo:rsid="00058b2e" officeooo:paragraph-rsid="000621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mon Cake</text:p>
      <text:p text:style-name="P1"/>
      <text:p text:style-name="P2">2 Sticks of butter</text:p>
      <text:p text:style-name="P2">2 ½ cups flour</text:p>
      <text:p text:style-name="P3">2 cups of sugar</text:p>
      <text:p text:style-name="P3">2 eggs</text:p>
      <text:p text:style-name="P6">sti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09:32:47.745844371</meta:creation-date>
    <dc:date>2018-06-26T09:58:16.841749863</dc:date>
    <meta:editing-duration>PT19M6S</meta:editing-duration>
    <meta:editing-cycles>5</meta:editing-cycles>
    <meta:generator>LibreOffice/6.0.2.1$MacOSX_X86_64 LibreOffice_project/f7f06a8f319e4b62f9bc5095aa112a65d2f3ac89</meta:generator>
    <meta:document-statistic meta:table-count="0" meta:image-count="0" meta:object-count="0" meta:page-count="1" meta:paragraph-count="6" meta:word-count="17" meta:character-count="67" meta:non-whitespace-character-count="56"/>
  </office:meta>
</office:document-meta>
</file>